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f83" officeooo:paragraph-rsid="0002ef83"/>
    </style:style>
    <style:style style:name="P2" style:family="paragraph" style:parent-style-name="Standard">
      <style:text-properties officeooo:paragraph-rsid="0002ef83"/>
    </style:style>
    <style:style style:name="T1" style:family="text">
      <style:text-properties officeooo:rsid="0002e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_GitHub</text:p>
      <text:p text:style-name="Standard">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</text:p>
      <text:p text:style-name="Standard"/>
      <text:p text:style-name="Standard"/>
      <text:p text:style-name="P2">https://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<text:span text:style-name="T1">@</text:span>github.com/AlexSaintClair/CE302.<text:span text:style-name="T1">git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9:01:18.007500537</meta:creation-date>
    <dc:date>2024-10-02T19:19:57.891317477</dc:date>
    <meta:editing-duration>PT18M40S</meta:editing-duration>
    <meta:editing-cycles>1</meta:editing-cycles>
    <meta:document-statistic meta:table-count="0" meta:image-count="0" meta:object-count="0" meta:page-count="1" meta:paragraph-count="3" meta:word-count="3" meta:character-count="136" meta:non-whitespace-character-count="136"/>
    <meta:generator>LibreOffice/7.4.7.2$Linux_X86_64 LibreOffice_project/40$Build-2</meta:generator>
  </office:meta>
</office:document-meta>
</file>